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60000005A4E02E08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 draw:fill="none" draw:fill-hatch-name="Black_20_45_20_Degrees_20_Wide"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418cm" fo:min-width="1.293cm"/>
    </style:style>
    <style:style style:name="gr5" style:family="graphic" style:parent-style-name="standard">
      <style:graphic-properties draw:stroke="none" svg:stroke-color="#000000" draw:fill="none" draw:fill-color="#ffffff" draw:textarea-horizontal-align="left" draw:auto-grow-height="true" draw:auto-grow-width="false" fo:min-height="0.418cm" fo:min-width="1.707cm"/>
    </style:style>
    <style:style style:name="gr6" style:family="graphic" style:parent-style-name="standard">
      <style:graphic-properties draw:stroke="none" svg:stroke-color="#000000" draw:fill="none" draw:fill-color="#ffffff" draw:textarea-horizontal-align="left" draw:auto-grow-height="true" draw:auto-grow-width="false" fo:min-height="0.061cm" fo:min-width="3.389cm"/>
    </style:style>
    <style:style style:name="gr7" style:family="graphic" style:parent-style-name="standard">
      <style:graphic-properties draw:stroke="none" svg:stroke-color="#000000" draw:fill="none" draw:fill-color="#ffffff" draw:textarea-horizontal-align="left" draw:auto-grow-height="true" draw:auto-grow-width="false" fo:min-height="0.418cm" fo:min-width="2.345cm"/>
    </style:style>
    <style:style style:name="gr8" style:family="graphic" style:parent-style-name="standard">
      <style:graphic-properties draw:stroke="none" svg:stroke-color="#000000" draw:fill="none" draw:fill-color="#ffffff" draw:textarea-horizontal-align="left" draw:auto-grow-height="true" draw:auto-grow-width="false" fo:min-height="0.419cm" fo:min-width="0.707cm"/>
    </style:style>
    <style:style style:name="gr9" style:family="graphic" style:parent-style-name="standard">
      <style:graphic-properties draw:stroke="none" svg:stroke-color="#000000" draw:fill="none" draw:fill-color="#ffffff" draw:textarea-horizontal-align="left" draw:auto-grow-height="true" draw:auto-grow-width="false" fo:min-height="0.418cm" fo:min-width="2.171cm"/>
    </style:style>
    <style:style style:name="gr10" style:family="graphic" style:parent-style-name="standard">
      <style:graphic-properties draw:fill="solid" draw:fill-color="#33cc66"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1.012cm" fo:min-width="0.707cm"/>
    </style:style>
    <style:style style:name="gr12" style:family="graphic" style:parent-style-name="objectwithoutfill">
      <style:graphic-properties draw:marker-start="Arrow" draw:marker-start-width="0.3cm" draw:marker-end="" draw:marker-end-width="0.3cm" draw:fill="none" draw:textarea-vertical-align="middl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color="#000000" draw:marker-end="Arrow" draw:marker-end-width="0.3cm"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cm" svg:height="5.3cm" svg:x="10.5cm" svg:y="8.2cm">
          <text:p/>
          <draw:enhanced-geometry svg:viewBox="0 0 21600 21600" draw:type="rectangle" draw:enhanced-path="M 0 0 L 21600 0 21600 21600 0 21600 0 0 Z N"/>
        </draw:custom-shape>
        <draw:custom-shape draw:style-name="gr2" draw:text-style-name="P1" draw:layer="layout" svg:width="4cm" svg:height="2.7cm" svg:x="8.7cm" svg:y="3.9cm">
          <text:p text:style-name="P1">Lecture</text:p>
          <text:p text:style-name="P1">Des flux</text:p>
          <draw:enhanced-geometry svg:viewBox="0 0 21600 21600" draw:mirror-horizontal="false" draw:mirror-vertical="false" draw:type="rectangle" draw:enhanced-path="M 0 0 L 21600 0 21600 21600 0 21600 0 0 Z N"/>
        </draw:custom-shape>
        <draw:line draw:style-name="gr3" draw:text-style-name="P1" draw:layer="layout" svg:x1="5.2cm" svg:y1="5.2cm" svg:x2="8.7cm" svg:y2="5.2cm">
          <text:p/>
        </draw:line>
        <draw:g>
          <draw:custom-shape draw:style-name="gr2" draw:text-style-name="P1" draw:layer="layout" svg:width="4.2cm" svg:height="2.9cm" svg:x="2.3cm" svg:y="8cm">
            <text:p text:style-name="P1">Stockage des</text:p>
            <text:p text:style-name="P1">Flux annotés</text:p>
            <draw:enhanced-geometry svg:viewBox="0 0 21600 21600" draw:mirror-horizontal="false" draw:mirror-vertical="false" draw:type="rectangle" draw:enhanced-path="M 0 0 L 21600 0 21600 21600 0 21600 0 0 Z N"/>
          </draw:custom-shape>
          <draw:custom-shape draw:style-name="gr2" draw:text-style-name="P1" draw:layer="layout" svg:width="2.3cm" svg:height="2.7cm" svg:x="6.2cm" svg:y="9.2cm">
            <text:p text:style-name="P1">BDD</text:p>
            <text:p text:style-name="P1">RDF</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3" draw:text-style-name="P1" draw:layer="layout" svg:x1="12.7cm" svg:y1="4.8cm" svg:x2="17.1cm" svg:y2="4.8cm">
          <text:p/>
        </draw:line>
        <draw:line draw:style-name="gr3" draw:text-style-name="P1" draw:layer="layout" svg:x1="19.1cm" svg:y1="9.8cm" svg:x2="16cm" svg:y2="9.762cm">
          <text:p/>
        </draw:line>
        <draw:frame draw:style-name="gr4" draw:layer="layout" svg:width="2.881cm" svg:height="0.962cm" svg:x="16.5cm" svg:y="8.938cm">
          <draw:text-box>
            <text:p>critères</text:p>
          </draw:text-box>
        </draw:frame>
        <draw:line draw:style-name="gr3" draw:text-style-name="P1" draw:layer="layout" svg:x1="11.3cm" svg:y1="9.9cm" svg:x2="8.5cm" svg:y2="9.9cm">
          <text:p/>
        </draw:line>
        <draw:line draw:style-name="gr3" draw:text-style-name="P1" draw:layer="layout" svg:x1="8.5cm" svg:y1="10.7cm" svg:x2="11.619cm" svg:y2="10.7cm">
          <text:p/>
        </draw:line>
        <draw:frame draw:style-name="gr5" draw:layer="layout" svg:width="4.377cm" svg:height="0.962cm" svg:x="20.123cm" svg:y="12.6cm">
          <draw:text-box>
            <text:p>Flux RSS</text:p>
          </draw:text-box>
        </draw:frame>
        <draw:frame draw:style-name="gr6" draw:layer="layout" svg:width="3.1cm" svg:height="1.673cm" svg:x="8.6cm" svg:y="8.1cm">
          <draw:text-box>
            <text:p>Requête</text:p>
            <text:p>SPARQL</text:p>
          </draw:text-box>
        </draw:frame>
        <draw:frame draw:style-name="gr7" draw:layer="layout" svg:width="1.996cm" svg:height="0.962cm" svg:x="9.104cm" svg:y="10.738cm">
          <draw:text-box>
            <text:p>RDF</text:p>
          </draw:text-box>
        </draw:frame>
        <draw:custom-shape draw:style-name="gr2" draw:text-style-name="P1" draw:layer="layout" svg:width="3.3cm" svg:height="3.2cm" svg:x="1.8cm" svg:y="3.7cm">
          <text:p text:style-name="P1">Flux </text:p>
          <text:p text:style-name="P1">RSS</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 draw:text-style-name="P1" draw:layer="layout" svg:width="4.1cm" svg:height="3.7cm" svg:x="16.9cm" svg:y="3.7cm">
          <text:p text:style-name="P1">Services</text:p>
          <text:p text:style-name="P1">D'annotatio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3" draw:text-style-name="P1" draw:layer="layout" svg:x1="32.3cm" svg:y1="20.5cm" svg:x2="32.3cm" svg:y2="17.9cm">
          <text:p/>
        </draw:line>
        <draw:line draw:style-name="gr3" draw:text-style-name="P1" draw:layer="layout" svg:x1="10.7cm" svg:y1="6.6cm" svg:x2="6.7cm" svg:y2="8cm">
          <text:p/>
        </draw:line>
        <draw:frame draw:style-name="gr8" draw:layer="layout" svg:width="1.738cm" svg:height="0.962cm" svg:x="13.8cm" svg:y="3.838cm">
          <draw:text-box>
            <text:p>Item</text:p>
          </draw:text-box>
        </draw:frame>
        <draw:frame draw:style-name="gr9" draw:layer="layout" svg:width="3.846cm" svg:height="0.962cm" svg:x="21.7cm" svg:y="3.876cm">
          <draw:text-box>
            <text:p>Annotation</text:p>
          </draw:text-box>
        </draw:frame>
        <draw:custom-shape draw:style-name="gr10" draw:text-style-name="P1" draw:layer="layout" svg:width="4.4cm" svg:height="2.8cm" svg:x="19.1cm" svg:y="8.9cm">
          <text:p text:style-name="P1">Boite de</text:p>
          <text:p text:style-name="P1">configuration</text:p>
          <draw:enhanced-geometry svg:viewBox="0 0 21600 21600" draw:mirror-horizontal="false" draw:mirror-vertical="false" draw:type="rectangle" draw:enhanced-path="M 0 0 L 21600 0 21600 21600 0 21600 0 0 Z N"/>
        </draw:custom-shape>
        <draw:custom-shape draw:style-name="gr10" draw:text-style-name="P1" xml:id="id1" draw:id="id1" draw:layer="layout" svg:width="4.4cm" svg:height="2.8cm" svg:x="11.6cm" svg:y="8.9cm">
          <text:p text:style-name="P1">Récupération</text:p>
          <text:p text:style-name="P1">d'informations</text:p>
          <draw:enhanced-geometry svg:viewBox="0 0 21600 21600" draw:mirror-horizontal="false" draw:mirror-vertical="false" draw:type="rectangle" draw:enhanced-path="M 0 0 L 21600 0 21600 21600 0 21600 0 0 Z N"/>
        </draw:custom-shape>
        <draw:line draw:style-name="gr3" draw:text-style-name="P1" draw:layer="layout" svg:x1="27.3cm" svg:y1="9.738cm" svg:x2="23.5cm" svg:y2="9.738cm">
          <text:p/>
        </draw:line>
        <draw:frame draw:style-name="gr4" draw:layer="layout" svg:width="2.581cm" svg:height="0.962cm" svg:x="24.5cm" svg:y="8.938cm">
          <draw:text-box>
            <text:p>besoin</text:p>
          </draw:text-box>
        </draw:frame>
        <draw:custom-shape draw:style-name="gr2" draw:text-style-name="P1" draw:layer="layout" svg:width="4.1cm" svg:height="3.7cm" svg:x="25.7cm" svg:y="3.8cm">
          <text:p text:style-name="P1">Services de</text:p>
          <text:p text:style-name="P1">Généralisatio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3" draw:text-style-name="P1" draw:layer="layout" svg:x1="21.2cm" svg:y1="4.738cm" svg:x2="25.8cm" svg:y2="4.738cm">
          <text:p/>
        </draw:line>
        <draw:line draw:style-name="gr3" draw:text-style-name="P1" draw:layer="layout" svg:x1="25.7cm" svg:y1="5.8cm" svg:x2="20.9cm" svg:y2="5.8cm">
          <text:p/>
        </draw:line>
        <draw:frame draw:style-name="gr9" draw:layer="layout" svg:width="4.2cm" svg:height="0.962cm" svg:x="21.5cm" svg:y="5.7cm">
          <draw:text-box>
            <text:p>Annotations</text:p>
          </draw:text-box>
        </draw:frame>
        <draw:frame draw:style-name="gr9" draw:layer="layout" svg:width="4.146cm" svg:height="0.962cm" svg:x="13.1cm" svg:y="5.738cm">
          <draw:text-box>
            <text:p>Item annoté</text:p>
          </draw:text-box>
        </draw:frame>
        <draw:frame draw:style-name="gr8" draw:layer="layout" svg:width="1.738cm" svg:height="0.962cm" svg:x="5.8cm" svg:y="5.038cm">
          <draw:text-box>
            <text:p>Flux</text:p>
          </draw:text-box>
        </draw:frame>
        <draw:frame draw:style-name="gr11" draw:layer="layout" svg:width="4.5cm" svg:height="1.262cm" svg:x="6.9cm" svg:y="6.8cm">
          <draw:text-box>
            <text:p>Items annotés</text:p>
          </draw:text-box>
        </draw:frame>
        <draw:line draw:style-name="gr12" draw:text-style-name="P1" draw:layer="layout" svg:x1="12.7cm" svg:y1="5.7cm" svg:x2="16.9cm" svg:y2="5.7cm">
          <text:p/>
        </draw:line>
        <draw:frame draw:style-name="gr13" draw:text-style-name="P1" xml:id="id2" draw:id="id2" draw:layer="layout" svg:width="1.06cm" svg:height="2.511cm" svg:x="27.6cm" svg:y="9cm">
          <draw:image xlink:href="Pictures/10000000000000260000005A4E02E08F.png" xlink:type="simple" xlink:show="embed" xlink:actuate="onLoad">
            <text:p/>
          </draw:image>
        </draw:frame>
        <draw:connector draw:style-name="gr14" draw:text-style-name="P1" draw:layer="layout" draw:line-skew="0.299cm" svg:x1="13.8cm" svg:y1="11.7cm" svg:x2="28.13cm" svg:y2="11.511cm" draw:start-shape="id1" draw:start-glue-point="2" draw:end-shape="id2" draw:end-glue-point="2" svg:d="m13800 11700v800h14330v-98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hatch draw:name="Black_20_45_20_Degrees_20_Wide" draw:display-name="Black 45 Degrees Wide" draw:style="single" draw:color="#000000" draw:distance="0.508cm" draw:rotation="450"/>
    <draw:marker draw:name="Arrow" svg:viewBox="0 0 20 30" svg:d="m10 0-10 30h20z"/>
    <draw:marker draw:name="Extrémités_20_de_20_ligne_20_1" draw:display-name="Extrémités de ligne 1"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2-10T14:13:57</meta:creation-date>
    <meta:generator>OpenOffice.org/3.3$Unix OpenOffice.org_project/330m20$Build-9567</meta:generator>
    <dc:date>2012-03-06T15:19:52</dc:date>
    <meta:editing-duration>PT3H19M31S</meta:editing-duration>
    <meta:editing-cycles>24</meta:editing-cycles>
    <dc:creator>Simon URLI</dc:creator>
    <meta:document-statistic meta:object-count="34"/>
  </office:meta>
</office:document-meta>
</file>